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fc017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fo:font-size="18pt" style:font-size-asian="18pt" style:font-size-complex="18pt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fo:font-size="13pt" style:font-size-asian="13pt" style:font-size-complex="13pt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>
      <style:text-properties fo:font-size="13pt" style:font-size-asian="13pt" style:font-size-complex="13pt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size="13pt" style:font-size-asian="13pt" style:font-size-complex="13pt"/>
    </style:style>
    <style:style style:name="P12" style:family="paragraph" style:parent-style-name="Text_20_body" style:list-style-name="L4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Part 1: Multiple Choice Questions</text:span></text:span></text:p>
      <text:list text:style-name="L1">
        <text:list-item>
          <text:p text:style-name="P1"><text:span text:style-name="Strong_20_Emphasis"><text:span text:style-name="T2">What does "weather" tell us?</text:span></text:span><text:span text:style-name="T2"> <text:line-break/>A) How the air is today or this week. <text:line-break/>B) The usual weather for a long time. <text:line-break/>C) How far a place is from the Equator.</text:span></text:p>
        </text:list-item>
        <text:list-item>
          <text:p text:style-name="P2"><text:span text:style-name="Strong_20_Emphasis"><text:span text:style-name="T2">What does "climate" mean?</text:span></text:span><text:span text:style-name="T2"> <text:line-break/>A) The air today. <text:line-break/>B) The usual weather in a place for a long time. <text:line-break/>C) Strong winds from the north.</text:span></text:p>
        </text:list-item>
        <text:list-item>
          <text:p text:style-name="P2"><text:span text:style-name="Strong_20_Emphasis"><text:span text:style-name="T2">What is "Latitude"?</text:span></text:span><text:span text:style-name="T2"> <text:line-break/>A) How high a place is above the sea. <text:line-break/>B) How far a place is from the Equator. <text:line-break/>C) Distance from the sea.</text:span></text:p>
        </text:list-item>
        <text:list-item>
          <text:p text:style-name="P2"><text:span text:style-name="Strong_20_Emphasis"><text:span text:style-name="T2">What happens to the temperature when altitude goes up?</text:span></text:span><text:span text:style-name="T2"> <text:line-break/>A) The temperature goes down. <text:line-break/>B) The temperature goes up. <text:line-break/>C) It gets hotter.</text:span></text:p>
        </text:list-item>
        <text:list-item>
          <text:p text:style-name="P2"><text:span text:style-name="Strong_20_Emphasis"><text:span text:style-name="T2">How does the sea affect the temperature of a place?</text:span></text:span><text:span text:style-name="T2"> <text:line-break/>A) It makes the temperature change very fast. <text:line-break/>B) It helps to keep the temperature mild. <text:line-break/>C) It makes places very hot in winter.</text:span></text:p>
        </text:list-item>
        <text:list-item>
          <text:p text:style-name="P2"><text:span text:style-name="Strong_20_Emphasis"><text:span text:style-name="T2">What is the Po Valley (Padana Region) also called?</text:span></text:span><text:span text:style-name="T2"> <text:line-break/>A) The Backbone of Italy. <text:line-break/>B) The "heart of Italian industry". <text:line-break/>C) Sun and Sea.</text:span></text:p>
        </text:list-item>
        <text:list-item>
          <text:p text:style-name="P2"><text:span text:style-name="Strong_20_Emphasis"><text:span text:style-name="T2">Which region is the coldest part of Italy?</text:span></text:span><text:span text:style-name="T2"> <text:line-break/>A) The Alpine Region. <text:line-break/>B) The Ligurian-Tyrrhenian Region. <text:line-break/>C) The Mediterranean Region.</text:span></text:p>
        </text:list-item>
        <text:list-item>
          <text:p text:style-name="P2"><text:span text:style-name="Strong_20_Emphasis"><text:span text:style-name="T2">What is the "Bora"?</text:span></text:span><text:span text:style-name="T2"> <text:line-break/>A) A river in the Po Valley. <text:line-break/>B) A strong wind from the north in the Adriatic Region. <text:line-break/>C) An ocean current from the Atlantic.</text:span></text:p>
        </text:list-item>
        <text:list-item>
          <text:p text:style-name="P2"><text:span text:style-name="Strong_20_Emphasis"><text:span text:style-name="T2">What kind of vegetation is common in the Mediterranean Region?</text:span></text:span><text:span text:style-name="T2"> <text:line-break/>A) Chamois and marmots. <text:line-break/>B) Olive trees, vines, and citrus fruits. <text:line-break/>C) Pine forests.</text:span></text:p>
        </text:list-item>
        <text:list-item>
          <text:p text:style-name="P2"><text:span text:style-name="Strong_20_Emphasis"><text:span text:style-name="T2">How many climate regions does Italy have?</text:span></text:span><text:span text:style-name="T2"> <text:line-break/>A) 4 <text:line-break/>B) 5 <text:line-break/>C) 6</text:span></text:p>
        </text:list-item>
      </text:list>
      <text:p text:style-name="P3"><text:span text:style-name="Strong_20_Emphasis"><text:span text:style-name="T3">Part 2: True or False</text:span></text:span></text:p>
      <text:list text:style-name="L2">
        <text:list-item>
          <text:p text:style-name="P4"><text:span text:style-name="Strong_20_Emphasis"><text:span text:style-name="T4">True or False?</text:span></text:span><text:span text:style-name="T4"> Weather can change quickly, even in one day. </text:span></text:p>
        </text:list-item>
        <text:list-item>
          <text:p text:style-name="P4"><text:span text:style-name="Strong_20_Emphasis"><text:span text:style-name="T4">True or False?</text:span></text:span><text:span text:style-name="T4"> Places far from the Equator are usually hot because the sun shines directly on them. </text:span></text:p>
        </text:list-item>
        <text:list-item>
          <text:p text:style-name="P4"><text:span text:style-name="Strong_20_Emphasis"><text:span text:style-name="T4">True or False?</text:span></text:span><text:span text:style-name="T4"> The higher you go on a mountain, the colder it gets because the air becomes thinner. </text:span></text:p>
        </text:list-item>
        <text:list-item>
          <text:p text:style-name="P4"><text:span text:style-name="Strong_20_Emphasis"><text:span text:style-name="T4">True or False?</text:span></text:span><text:span text:style-name="T4"> Places far from the sea have temperatures that change very slowly. </text:span></text:p>
        </text:list-item>
        <text:list-item>
          <text:p text:style-name="P4"><text:span text:style-name="Strong_20_Emphasis"><text:span text:style-name="T4">True or False?</text:span></text:span><text:span text:style-name="T4"> Winds and ocean currents can make a place warmer or cooler than normal. </text:span></text:p>
        </text:list-item>
        <text:list-item>
          <text:p text:style-name="P4"><text:span text:style-name="Strong_20_Emphasis"><text:span text:style-name="T4">True or False?</text:span></text:span><text:span text:style-name="T4"> The Apennine Region goes through the center of Italy. </text:span></text:p>
        </text:list-item>
        <text:list-item>
          <text:p text:style-name="P4"><text:span text:style-name="Strong_20_Emphasis"><text:span text:style-name="T4">True or False?</text:span></text:span><text:span text:style-name="T4"> The Ligurian-Tyrrhenian region has very cold and dry winters. </text:span></text:p>
        </text:list-item>
        <text:list-item>
          <text:p text:style-name="P4"><text:span text:style-name="Strong_20_Emphasis"><text:span text:style-name="T4">True or False?</text:span></text:span><text:span text:style-name="T4"> In the Adriatic Region, people often work in tourism and fishing. </text:span></text:p>
        </text:list-item>
        <text:list-item>
          <text:p text:style-name="P4"><text:span text:style-name="Strong_20_Emphasis"><text:span text:style-name="T4">True or False?</text:span></text:span><text:span text:style-name="T4"> The Po River crosses the Padana Region, bringing water to the fields. </text:span></text:p>
        </text:list-item>
        <text:list-item>
          <text:p text:style-name="P5"><text:span text:style-name="Strong_20_Emphasis"><text:span text:style-name="T4">True or False?</text:span></text:span><text:span text:style-name="T4"> Sicily and Sardinia are part of the Mediterranean Region. </text:span></text:p>
          <text:p text:style-name="P6"/>
        </text:list-item>
      </text:list>
      <text:p text:style-name="P3"><text:span text:style-name="Strong_20_Emphasis"><text:span text:style-name="T5">Part 3: Open-Ended Questions</text:span></text:span></text:p>
      <text:list text:style-name="L3">
        <text:list-item>
          <text:p text:style-name="P7">Give at least three examples of different weather conditions. <text:line-break/><text:line-break/></text:p>
        </text:list-item>
        <text:list-item>
          <text:p text:style-name="P8"><text:span text:style-name="T5">What question do we usually ask to know about the </text:span><text:span text:style-name="Emphasis"><text:span text:style-name="T5">weather</text:span></text:span><text:span text:style-name="T5">, and what question do we ask to know about the </text:span><text:span text:style-name="Emphasis"><text:span text:style-name="T5">climate</text:span></text:span><text:span text:style-name="T5">? <text:line-break/><text:line-break/></text:span></text:p>
        </text:list-item>
        <text:list-item>
          <text:p text:style-name="P7">Why does Brazil have a hot climate, while Norway has a cold climate? <text:line-break/><text:line-break/></text:p>
        </text:list-item>
        <text:list-item>
          <text:p text:style-name="P7">Explain why places near the sea are less hot in summer and less cold in winter compared to places far from the sea. <text:line-break/><text:line-break/></text:p>
        </text:list-item>
        <text:list-item>
          <text:p text:style-name="P7">What makes winters less cold in Europe? <text:line-break/><text:line-break/></text:p>
        </text:list-item>
        <text:list-item>
          <text:p text:style-name="P7">Give three reasons why Italy has many different climates. <text:line-break/><text:line-break/></text:p>
        </text:list-item>
        <text:list-item>
          <text:p text:style-name="P7">What do people do in the Alpine Region during the winter, and what kind of animals live there? <text:line-break/><text:line-break/></text:p>
        </text:list-item>
        <text:list-item>
          <text:p text:style-name="P7">Why do temperatures change a lot between summer and winter in the Po Valley (Padana Region)? <text:line-break/><text:line-break/></text:p>
        </text:list-item>
        <text:list-item>
          <text:p text:style-name="P9">Why do people visit the Apennine Region in the summer? </text:p>
        </text:list-item>
      </text:list>
      <text:p text:style-name="P3"><text:span text:style-name="Strong_20_Emphasis"><text:span text:style-name="T1">Answer Key and References (Soluzioni e Riferimenti)</text:span></text:span></text:p>
      <text:list text:style-name="L4">
        <text:list-item>
          <text:p text:style-name="P10"><text:span text:style-name="Strong_20_Emphasis"><text:span text:style-name="T5">A</text:span></text:span><text:span text:style-name="T5">. </text:span></text:p>
        </text:list-item>
        <text:list-item>
          <text:p text:style-name="P10"><text:span text:style-name="Strong_20_Emphasis"><text:span text:style-name="T5">B</text:span></text:span><text:span text:style-name="T5">. </text:span></text:p>
        </text:list-item>
        <text:list-item>
          <text:p text:style-name="P10"><text:span text:style-name="Strong_20_Emphasis"><text:span text:style-name="T5">B</text:span></text:span><text:span text:style-name="T5">. </text:span></text:p>
        </text:list-item>
        <text:list-item>
          <text:p text:style-name="P10"><text:span text:style-name="Strong_20_Emphasis"><text:span text:style-name="T5">A</text:span></text:span><text:span text:style-name="T5">. </text:span></text:p>
        </text:list-item>
        <text:list-item>
          <text:p text:style-name="P10"><text:span text:style-name="Strong_20_Emphasis"><text:span text:style-name="T5">B</text:span></text:span><text:span text:style-name="T5">. </text:span></text:p>
        </text:list-item>
        <text:list-item>
          <text:p text:style-name="P10"><text:span text:style-name="Strong_20_Emphasis"><text:span text:style-name="T5">B</text:span></text:span><text:span text:style-name="T5">. </text:span></text:p>
        </text:list-item>
        <text:list-item>
          <text:p text:style-name="P10"><text:span text:style-name="Strong_20_Emphasis"><text:span text:style-name="T5">A</text:span></text:span><text:span text:style-name="T5">. </text:span></text:p>
        </text:list-item>
        <text:list-item>
          <text:p text:style-name="P10"><text:span text:style-name="Strong_20_Emphasis"><text:span text:style-name="T5">B</text:span></text:span><text:span text:style-name="T5">. </text:span></text:p>
        </text:list-item>
        <text:list-item>
          <text:p text:style-name="P10"><text:span text:style-name="Strong_20_Emphasis"><text:span text:style-name="T5">B</text:span></text:span><text:span text:style-name="T5">. </text:span></text:p>
        </text:list-item>
        <text:list-item>
          <text:p text:style-name="P10"><text:span text:style-name="Strong_20_Emphasis"><text:span text:style-name="T5">C</text:span></text:span><text:span text:style-name="T5">. <text:line-break/></text:span></text:p>
        </text:list-item>
        <text:list-item>
          <text:p text:style-name="P10"><text:span text:style-name="Strong_20_Emphasis"><text:span text:style-name="T5">True.</text:span></text:span><text:span text:style-name="T5"> Weather can change quickly, even in one day. </text:span></text:p>
        </text:list-item>
        <text:list-item>
          <text:p text:style-name="P10"><text:span text:style-name="Strong_20_Emphasis"><text:span text:style-name="T5">False.</text:span></text:span><text:span text:style-name="T5"> Places far from the Equator are usually cold because the sun's rays are weaker. </text:span></text:p>
        </text:list-item>
        <text:list-item>
          <text:p text:style-name="P10"><text:span text:style-name="Strong_20_Emphasis"><text:span text:style-name="T5">True.</text:span></text:span><text:span text:style-name="T5"> The higher you go, the colder it gets because the air becomes thinner and colder. </text:span></text:p>
        </text:list-item>
        <text:list-item>
          <text:p text:style-name="P10"><text:span text:style-name="Strong_20_Emphasis"><text:span text:style-name="T5">False.</text:span></text:span><text:span text:style-name="T5"> The temperature near the sea changes slowly, while places far from the sea can be very hot in summer and very cold in winter. </text:span></text:p>
        </text:list-item>
        <text:list-item>
          <text:p text:style-name="P10"><text:span text:style-name="Strong_20_Emphasis"><text:span text:style-name="T5">True.</text:span></text:span><text:span text:style-name="T5"> Winds and ocean currents move warm or cold air and water, making a place warmer or cooler than normal. </text:span></text:p>
        </text:list-item>
        <text:list-item>
          <text:p text:style-name="P10"><text:span text:style-name="Strong_20_Emphasis"><text:span text:style-name="T5">True.</text:span></text:span><text:span text:style-name="T5"> The Apennine Region goes through the center of Italy, following the Apennine Mountains. </text:span></text:p>
        </text:list-item>
        <text:list-item>
          <text:p text:style-name="P10"><text:span text:style-name="Strong_20_Emphasis"><text:span text:style-name="T5">False.</text:span></text:span><text:span text:style-name="T5"> The Ligurian-Tyrrhenian region has warm winters. </text:span></text:p>
        </text:list-item>
        <text:list-item>
          <text:p text:style-name="P10"><text:span text:style-name="Strong_20_Emphasis"><text:span text:style-name="T5">True.</text:span></text:span><text:span text:style-name="T5"> People in the Adriatic region often work in tourism and fishing. </text:span></text:p>
        </text:list-item>
        <text:list-item>
          <text:p text:style-name="P10"><text:span text:style-name="Strong_20_Emphasis"><text:span text:style-name="T5">True.</text:span></text:span><text:span text:style-name="T5"> The Po River crosses this region, bringing water to the fields. </text:span></text:p>
        </text:list-item>
        <text:list-item>
          <text:p text:style-name="P10"><text:span text:style-name="Strong_20_Emphasis"><text:span text:style-name="T5">True.</text:span></text:span><text:span text:style-name="T5"> The Mediterranean Region includes the south of Italy and the islands, Sicily and Sardinia. <text:line-break/></text:span></text:p>
        </text:list-item>
        <text:list-item>
          <text:p text:style-name="P11">Examples of weather are sunny, rainy, windy, snowy, and cloudy. </text:p>
        </text:list-item>
        <text:list-item>
          <text:p text:style-name="P11">For weather we ask "What is it like today?", and for climate we ask "What is it like usually?". </text:p>
        </text:list-item>
        <text:list-item>
          <text:p text:style-name="P11">Brazil is near the Equator where the sun shines directly, making it hot, while Norway is far from the Equator where the sun's rays are weaker, making it cold. </text:p>
        </text:list-item>
        <text:list-item>
          <text:p text:style-name="P11">The sea helps keep the temperature mild because it keeps the heat and releases it slowly. In summer it cools the air, and in winter it warms the air. </text:p>
        </text:list-item>
        <text:list-item>
          <text:p text:style-name="P11">In Europe, warm winds from the Atlantic Ocean make winters less cold. </text:p>
        </text:list-item>
        <text:list-item>
          <text:p text:style-name="P11">Italy has many different climates because of its shape, mountains, and seas. </text:p>
        </text:list-item>
        <text:list-item>
          <text:p text:style-name="P11">In winter, there is a lot of snow and people go skiing and snowboarding. Animals like chamois and marmots live there. </text:p>
        </text:list-item>
        <text:list-item>
          <text:p text:style-name="P11">The Po Valley has a low altitude and is far from the sea, so temperatures change a lot between summer and winter. </text:p>
        </text:list-item>
        <text:list-item>
          <text:p text:style-name="P12"><text:span text:style-name="T5">In summer, people come to the Apennine Region to escape the heat of the citie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8:04:16.986798900</meta:creation-date>
    <dc:date>2026-02-23T18:50:17.621362300</dc:date>
    <meta:editing-duration>PT6M16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4" meta:paragraph-count="62" meta:word-count="922" meta:character-count="4967" meta:non-whitespace-character-count="4069"/>
  </office:meta>
</office:document-meta>
</file>